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1b903a" officeooo:paragraph-rsid="00243f01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  <style:style style:name="T7" style:family="text">
      <style:text-properties officeooo:rsid="0085191f"/>
    </style:style>
    <style:style style:name="T8" style:family="text">
      <style:text-properties officeooo:rsid="00854090"/>
    </style:style>
    <style:style style:name="T9" style:family="text">
      <style:text-properties officeooo:rsid="008629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4">백엔드 설계</text:p>
      <text:p text:style-name="P2"/>
      <text:p text:style-name="P2">- <text:span text:style-name="T3">DB 모델링 (ERD)</text:span></text:p>
      <text:p text:style-name="P5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6">excel로 명시. <text:span text:style-name="T5">Http method와 api path만 정의 해둠. 파라미터와 응답은</text:span> 나중에 추가 예정.</text:p>
      <text:p text:style-name="P6"/>
      <text:p text:style-name="P2">- 보안, 인증 구조</text:p>
      <text:p text:style-name="P2"/>
      <text:p text:style-name="P4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7">API명세가 확정되면 프론트/백 개발 병행 가능</text:p>
      <text:p text:style-name="P7"/>
      <text:p text:style-name="P7">백엔드: <text:span text:style-name="T6">restapi, jpa, 로그인등 구현</text:span></text:p>
      <text:p text:style-name="P8">domain, repository, service, controller, jpa등</text:p>
      <text:p text:style-name="P8"/>
      <text:p text:style-name="P9"><text:soft-page-break/>- member</text:p>
      <text:p text:style-name="P9"><text:s/>회원가입 폼 <text:span text:style-name="T7">@Pattern만들다 시간 다감. </text:span><text:span text:style-name="T8">Controller 회원가입부분 </text:span><text:span text:style-name="T9">id와 nickname중복검사 마저 만들자.</text:span></text:p>
      <text:p text:style-name="P9">- category</text:p>
      <text:p text:style-name="P9">- posts</text:p>
      <text:p text:style-name="P9">- comments</text:p>
      <text:p text:style-name="P9">- post_like</text:p>
      <text:p text:style-name="P9">- post_dislike</text:p>
      <text:p text:style-name="P9"/>
      <text:p text:style-name="P7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2"/>
      <text:p text:style-name="P1">통합 테스트</text:p>
      <text:p text:style-name="P2"/>
      <text:p text:style-name="P2"/>
      <text:p text:style-name="P2"/>
      <text:p text:style-name="P10">서버 클라 통신 알아보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4:11.932559909</meta:creation-date>
    <dc:date>2025-05-10T03:32:53.419546700</dc:date>
    <meta:editing-duration>PT10H47M37S</meta:editing-duration>
    <meta:editing-cycles>76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37" meta:word-count="141" meta:character-count="648" meta:non-whitespace-character-count="543"/>
  </office:meta>
</office:document-meta>
</file>